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69D600002F3C8BE6C95E.svm"/>
  <manifest:file-entry manifest:media-type="" manifest:full-path="Pictures/200000070000073D0000029668DF8191.svm"/>
  <manifest:file-entry manifest:media-type="" manifest:full-path="Pictures/20000007000069A1000030FEB1724CB6.svm"/>
  <manifest:file-entry manifest:media-type="" manifest:full-path="Pictures/20000007000069D6000027E6BABC298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break-before="page"/>
      <style:text-properties fo:font-size="11pt" style:font-size-asian="11pt" style:font-size-complex="11pt"/>
    </style:style>
    <style:style style:name="P5" style:family="paragraph" style:parent-style-name="Standard">
      <style:paragraph-properties fo:padding="0.049cm" fo:border-left="none" fo:border-right="none" fo:border-top="none" fo:border-bottom="0.002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/>
    <style:style style:name="P7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none" style:font-size-asian="11pt" style:font-size-complex="11pt"/>
    </style:style>
    <style:style style:name="T3" style:family="text">
      <style:text-properties fo:color="#000000" fo:font-size="11pt" style:text-underline-style="none" style:font-size-asian="11pt" style:font-size-complex="11pt"/>
    </style:style>
    <style:style style:name="T4" style:family="text">
      <style:text-properties fo:color="#000080" fo:font-size="11pt" style:text-underline-style="none" style:font-size-asian="11pt" style:font-size-complex="11pt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49cm" svg:stroke-color="#ff0000" draw:fill="none" draw:fill-color="#ffffff" draw:textarea-vertical-align="middle" draw:auto-grow-width="true" fo:min-height="1.208cm" fo:min-width="13.3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49cm" svg:stroke-color="#ff0000" draw:fill="none" draw:fill-color="#ffffff" draw:textarea-vertical-align="middle" draw:auto-grow-width="false" fo:min-height="1.478cm" fo:min-width="17.196cm" fo:padding-top="0.101cm" fo:padding-bottom="0.101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BRI SIS</text:p>
      <text:p text:style-name="P3">SISTEMA DE GESTIÓN DE PROYECTOS, INVENTARIO Y PARTES</text:p>
      <text:p text:style-name="P2"/>
      <text:p text:style-name="P2"/>
      <text:p text:style-name="P5">INGRESO AL SISTEMA</text:p>
      <text:p text:style-name="P2"/>
      <text:p text:style-name="P2">Para acceder al sistema es necesario abrir un navegador de Internet como el Internet Explorer y escribir en la barra de direcciones una de las siguientes opciones:</text:p>
      <text:list text:style-name="L1">
        <text:list-item>
          <text:p text:style-name="P6"><text:a xlink:type="simple" xlink:href="http://serv-fabri:8080/infraestructura/Jsp/HomePage.jsp"><text:span text:style-name="T3">si Ud. está accediendo desde la red interna del Parque Industrial Liviano:</text:span></text:a><text:a xlink:type="simple" xlink:href="http://serv-fabri:8080/infraestructura/Jsp/HomePage.jsp"><text:span text:style-name="T2"> </text:span></text:a></text:p>
          <text:list>
            <text:list-item>
              <text:list>
                <text:list-header>
                  <text:p text:style-name="P6"><text:a xlink:type="simple" xlink:href="http://serv-fabri:8080/infraestructura/Jsp/HomePage.jsp"><text:span text:style-name="T2">http://serv-fabri:8080/infraestructura/Jsp/HomePage.jsp</text:span></text:a></text:p>
                </text:list-header>
              </text:list>
            </text:list-item>
          </text:list>
        </text:list-item>
        <text:list-item>
          <text:p text:style-name="P6"><text:a xlink:type="simple" xlink:href="http://serv-fabri:8080/infraestructura/Jsp/HomePage.jsp"><text:span text:style-name="T3">si Ud. está accediendo desde el exterior (E.I.S.I., ALUAR, etc.): </text:span></text:a></text:p>
          <text:list>
            <text:list-item>
              <text:list>
                <text:list-header>
                  <text:p text:style-name="P6"><draw:frame draw:style-name="fr1" draw:name="gráficos1" text:anchor-type="paragraph" svg:x="0cm" svg:y="1.339cm" svg:width="16.999cm" svg:height="7.198cm" draw:z-index="0"><draw:image xlink:href="Pictures/20000007000069A1000030FEB1724CB6.svm" xlink:type="simple" xlink:show="embed" xlink:actuate="onLoad"/></draw:frame><text:a xlink:type="simple" xlink:href="http://serv-fabri:8080/infraestructura/Jsp/HomePage.jsp"><text:span text:style-name="T4">http://201.251.127.18:8080/infraestructura/Jsp/HomePage.jsp</text:span></text:a></text:p>
                </text:list-header>
              </text:list>
            </text:list-item>
          </text:list>
        </text:list-item>
      </text:list>
      <text:p text:style-name="P2">A continuación se cargará la página inicial.</text:p>
      <text:p text:style-name="P2"/>
      <text:p text:style-name="P2">En la esquina superior derecha se encuentra el menú de usuario, mientras que en el márgen izquierdo tenemos el menú de sistema. El menú de usuario nos permitirá ingresar y salir del sistema, ver y modificar los datos de nuestra cuenta y las opciones de la misma. El menú de sistema nos mostrará los módulos disponibles según nuestro rol dentro de la empresa.</text:p>
      <text:p text:style-name="P2"><draw:frame text:anchor-type="paragraph" draw:z-index="1" draw:style-name="gr1" draw:text-style-name="P7" svg:width="13.502cm" svg:height="1.41cm" svg:x="1.739cm" svg:y="0.36cm"><draw:text-box><text:p><text:span text:style-name="T5">IMPORTANTE:</text:span></text:p><text:p><text:span text:style-name="T5">Si Ud. no se encuentra registrado en el sistema, solicite al administrador su incorporación.</text:span></text:p></draw:text-box></draw:frame></text:p>
      <text:p text:style-name="P2"/>
      <text:p text:style-name="P2"/>
      <text:p text:style-name="P2"/>
      <text:p text:style-name="P2"/>
      <text:p text:style-name="P2"><draw:frame draw:style-name="fr1" draw:name="gráficos2" text:anchor-type="paragraph" svg:x="0.021cm" svg:y="1.48cm" svg:width="16.999cm" svg:height="6.498cm" draw:z-index="5"><draw:image xlink:href="Pictures/20000007000069D6000027E6BABC2988.svm" xlink:type="simple" xlink:show="embed" xlink:actuate="onLoad"/></draw:frame>Haciendo click en la opción “Ingresar” del menú de usuario, se nos mostrará la pantalla de ingreso a la aplicación, donde deberemos indicar nuestro nombre de usuario y nuestra contraseña. </text:p>
      <text:p text:style-name="P2"/>
      <text:p text:style-name="P4"><text:s/>Haciendo click en el botón de ingresar <draw:frame draw:style-name="fr2" draw:name="gráficos3" text:anchor-type="as-char" svg:width="1.854cm" svg:height="0.661cm" draw:z-index="2"><draw:image xlink:href="Pictures/200000070000073D0000029668DF8191.svm" xlink:type="simple" xlink:show="embed" xlink:actuate="onLoad"/></draw:frame>, finalizaremos nuestro ingreso al sistema. A continuación volveremos a la página principal donde podremos ver en el menú de sistema los módulos disponibles. En el menú de usuario, mientras tanto, se harán visibles las opciones “Mi cuenta” y “Opciones”, y sobre éstas, deberá apreciarse un mensaje de bienvenida con nuestro nombre completo. A través de “Mi cuenta” accederemos a la pantalla de modificación de datos personales y de contraseña.</text:p>
      <text:p text:style-name="P2"><draw:frame draw:style-name="fr3" draw:name="gráficos4" text:anchor-type="paragraph" svg:width="16.999cm" svg:height="7.585cm" draw:z-index="3"><draw:image xlink:href="Pictures/20000007000069D600002F3C8BE6C95E.svm" xlink:type="simple" xlink:show="embed" xlink:actuate="onLoad"/></draw:frame>Para confirmar los cambios que queramos introducir presionamos el botón de “Grabar” ubicado en la barra de título <text:s/>(la franja celeste con el título de la pantalla, en este caso “Mi cuenta”). Para cancelar cualquier cambio que hayamos introducido por error, presionamos el botón de “Cancelar”.</text:p>
      <text:p text:style-name="P2">Para salir de la pantalla de “Mi cuenta”, volvemos a la página principal mediante el menú de sistema, o hacemos click en la opción regresar hasta que nos devuelva a la página en la que nos encontrábamos antes de acceder a “Mi cuenta” (dependiendo de las operaciones que hayamos realizado en “Mi cuenta” pueden requerirse varios clicks en “Regresar” para salir de la pantalla).</text:p>
      <text:p text:style-name="P2"/>
      <text:p text:style-name="P2"><draw:frame text:anchor-type="paragraph" draw:z-index="4" draw:style-name="gr2" draw:text-style-name="P7" svg:width="13.502cm" svg:height="1.68cm" svg:x="1.739cm" svg:y="0.36cm"><draw:text-box><text:p><text:span text:style-name="T5">IMPORTANTE:</text:span></text:p><text:p><text:span text:style-name="T5">Si Ud. permanece más de 15 minutos sin utilizar el sistema, su sesión expirará automáticamente, y tendrá que volver a ingresar.</text:span></text:p></draw:text-box></draw:frame></text:p>
      <text:p text:style-name="P2"/>
      <text:p text:style-name="P2"/>
      <text:p text:style-name="P2"/>
      <text:p text:style-name="P2"/>
      <text:p text:style-name="P2"/>
      <text:p text:style-name="P2">Una vez que ha terminado de utilizar el sistema, debe cerrar su sesión haciendo click en la opción “Salir” del menú de usu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1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uan Manuel Cortez</meta:initial-creator>
    <meta:creation-date>2008-04-20T11:30:58</meta:creation-date>
    <dc:creator>Juan Manuel Cortez</dc:creator>
    <dc:date>2008-05-01T22:23:29</dc:date>
    <meta:printed-by>Juan Manuel Cortez</meta:printed-by>
    <meta:print-date>2008-04-20T13:13:45</meta:print-date>
    <meta:editing-cycles>3</meta:editing-cycles>
    <meta:editing-duration>PT1H53M52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2" meta:paragraph-count="16" meta:word-count="384" meta:character-count="2372"/>
  </office:meta>
</office:document-meta>
</file>